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3.1104in" fo:margin-left="0.0132in" table:align="left"/>
    </style:style>
    <style:style style:name="Table1.A" style:family="table-column">
      <style:table-column-properties style:column-width="0.3021in"/>
    </style:style>
    <style:style style:name="Table1.B" style:family="table-column">
      <style:table-column-properties style:column-width="0.3083in"/>
    </style:style>
    <style:style style:name="Table1.C" style:family="table-column">
      <style:table-column-properties style:column-width="0.3146in"/>
    </style:style>
    <style:style style:name="Table1.D" style:family="table-column">
      <style:table-column-properties style:column-width="0.3153in"/>
    </style:style>
    <style:style style:name="Table1.G" style:family="table-column">
      <style:table-column-properties style:column-width="0.309in"/>
    </style:style>
    <style:style style:name="Table1.A1" style:family="table-cell">
      <style:table-cell-properties fo:background-color="#000000" fo:padding="0.0382in" fo:border-left="0.05pt solid #000000" fo:border-right="none" fo:border-top="0.05pt solid #000000" fo:border-bottom="0.05pt solid #000000">
        <style:background-image/>
      </style:table-cell-properties>
    </style:style>
    <style:style style:name="Table1.B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left="0.05pt solid #000000" fo:border-right="none" fo:border-top="0.05pt solid #000000" fo:border-bottom="0.05pt solid #000000"/>
    </style:style>
    <style:style style:name="Table1.H1" style:family="table-cell">
      <style:table-cell-properties fo:padding="0.0382in" fo:border-left="0.05pt solid #000000" fo:border-right="none" fo:border-top="0.05pt solid #000000" fo:border-bottom="0.05pt solid #000000"/>
    </style:style>
    <style:style style:name="Table1.J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background-color="#000000" fo:padding="0.0382in" fo:border-left="0.05pt solid #000000" fo:border-right="none" fo:border-top="none" fo:border-bottom="0.05pt solid #000000">
        <style:background-image/>
      </style:table-cell-properties>
    </style:style>
    <style:style style:name="Table1.C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none" fo:border-top="none" fo:border-bottom="0.05pt solid #000000"/>
    </style:style>
    <style:style style:name="Table1.G2" style:family="table-cell">
      <style:table-cell-properties fo:padding="0.0382in" fo:border-left="0.05pt solid #000000" fo:border-right="none" fo:border-top="none" fo:border-bottom="0.05pt solid #000000"/>
    </style:style>
    <style:style style:name="Table1.I2" style:family="table-cell">
      <style:table-cell-properties fo:padding="0.0382in" fo:border-left="0.05pt solid #000000" fo:border-right="none" fo:border-top="none" fo:border-bottom="0.05pt solid #000000"/>
    </style:style>
    <style:style style:name="Table1.J2" style:family="table-cell">
      <style:table-cell-properties fo:background-color="#000000" fo:padding="0.0382in" fo:border-left="0.05pt solid #000000" fo:border-right="0.05pt solid #000000" fo:border-top="none" fo:border-bottom="0.05pt solid #000000">
        <style:background-image/>
      </style:table-cell-properties>
    </style:style>
    <style:style style:name="Table1.B3" style:family="table-cell">
      <style:table-cell-properties fo:padding="0.0382in" fo:border-left="0.05pt solid #000000" fo:border-right="none" fo:border-top="none" fo:border-bottom="0.05pt solid #000000"/>
    </style:style>
    <style:style style:name="Table1.D3" style:family="table-cell">
      <style:table-cell-properties fo:padding="0.0382in" fo:border-left="0.05pt solid #000000" fo:border-right="none" fo:border-top="none" fo:border-bottom="0.05pt solid #000000"/>
    </style:style>
    <style:style style:name="Table1.F3" style:family="table-cell">
      <style:table-cell-properties fo:padding="0.0382in" fo:border-left="0.05pt solid #000000" fo:border-right="none" fo:border-top="none" fo:border-bottom="0.05pt solid #000000"/>
    </style:style>
    <style:style style:name="Table1.H3" style:family="table-cell">
      <style:table-cell-properties fo:padding="0.0382in" fo:border-left="0.05pt solid #000000" fo:border-right="none" fo:border-top="none" fo:border-bottom="0.05pt solid #000000"/>
    </style:style>
    <style:style style:name="Table1.J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none" fo:border-top="none" fo:border-bottom="0.05pt solid #000000"/>
    </style:style>
    <style:style style:name="Table1.E4" style:family="table-cell">
      <style:table-cell-properties fo:padding="0.0382in" fo:border-left="0.05pt solid #000000" fo:border-right="none" fo:border-top="none" fo:border-bottom="0.05pt solid #000000"/>
    </style:style>
    <style:style style:name="Table1.G4" style:family="table-cell">
      <style:table-cell-properties fo:padding="0.0382in" fo:border-left="0.05pt solid #000000" fo:border-right="none" fo:border-top="none" fo:border-bottom="0.05pt solid #000000"/>
    </style:style>
    <style:style style:name="Table1.I4"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none" fo:border-top="none" fo:border-bottom="0.05pt solid #000000"/>
    </style:style>
    <style:style style:name="Table1.F5" style:family="table-cell">
      <style:table-cell-properties fo:padding="0.0382in" fo:border-left="0.05pt solid #000000" fo:border-right="none" fo:border-top="none" fo:border-bottom="0.05pt solid #000000"/>
    </style:style>
    <style:style style:name="Table1.H5" style:family="table-cell">
      <style:table-cell-properties fo:padding="0.0382in" fo:border-left="0.05pt solid #000000" fo:border-right="none" fo:border-top="none" fo:border-bottom="0.05pt solid #000000"/>
    </style:style>
    <style:style style:name="Table1.J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none" fo:border-top="none" fo:border-bottom="0.05pt solid #000000"/>
    </style:style>
    <style:style style:name="Table1.E6" style:family="table-cell">
      <style:table-cell-properties fo:padding="0.0382in" fo:border-left="0.05pt solid #000000" fo:border-right="none" fo:border-top="none" fo:border-bottom="0.05pt solid #000000"/>
    </style:style>
    <style:style style:name="Table1.G6" style:family="table-cell">
      <style:table-cell-properties fo:padding="0.0382in" fo:border-left="0.05pt solid #000000" fo:border-right="none" fo:border-top="none" fo:border-bottom="0.05pt solid #000000"/>
    </style:style>
    <style:style style:name="Table1.I6"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D7" style:family="table-cell">
      <style:table-cell-properties fo:padding="0.0382in" fo:border-left="0.05pt solid #000000" fo:border-right="none" fo:border-top="none" fo:border-bottom="0.05pt solid #000000"/>
    </style:style>
    <style:style style:name="Table1.F7" style:family="table-cell">
      <style:table-cell-properties fo:padding="0.0382in" fo:border-left="0.05pt solid #000000" fo:border-right="none" fo:border-top="none" fo:border-bottom="0.05pt solid #000000"/>
    </style:style>
    <style:style style:name="Table1.H7" style:family="table-cell">
      <style:table-cell-properties fo:padding="0.0382in" fo:border-left="0.05pt solid #000000" fo:border-right="none" fo:border-top="none" fo:border-bottom="0.05pt solid #000000"/>
    </style:style>
    <style:style style:name="Table1.J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C8" style:family="table-cell">
      <style:table-cell-properties fo:padding="0.0382in" fo:border-left="0.05pt solid #000000" fo:border-right="none" fo:border-top="none" fo:border-bottom="0.05pt solid #000000"/>
    </style:style>
    <style:style style:name="Table1.E8" style:family="table-cell">
      <style:table-cell-properties fo:padding="0.0382in" fo:border-left="0.05pt solid #000000" fo:border-right="none" fo:border-top="none" fo:border-bottom="0.05pt solid #000000"/>
    </style:style>
    <style:style style:name="Table1.G8" style:family="table-cell">
      <style:table-cell-properties fo:padding="0.0382in" fo:border-left="0.05pt solid #000000" fo:border-right="none" fo:border-top="none" fo:border-bottom="0.05pt solid #000000"/>
    </style:style>
    <style:style style:name="Table1.I8" style:family="table-cell">
      <style:table-cell-properties fo:padding="0.0382in" fo:border-left="0.05pt solid #000000" fo:border-right="none" fo:border-top="none" fo:border-bottom="0.05pt solid #000000"/>
    </style:style>
    <style:style style:name="Table1.B9" style:family="table-cell">
      <style:table-cell-properties fo:padding="0.0382in" fo:border-left="0.05pt solid #000000" fo:border-right="none" fo:border-top="none" fo:border-bottom="0.05pt solid #000000"/>
    </style:style>
    <style:style style:name="Table1.D9" style:family="table-cell">
      <style:table-cell-properties fo:padding="0.0382in" fo:border-left="0.05pt solid #000000" fo:border-right="none" fo:border-top="none" fo:border-bottom="0.05pt solid #000000"/>
    </style:style>
    <style:style style:name="Table1.F9" style:family="table-cell">
      <style:table-cell-properties fo:padding="0.0382in" fo:border-left="0.05pt solid #000000" fo:border-right="none" fo:border-top="none" fo:border-bottom="0.05pt solid #000000"/>
    </style:style>
    <style:style style:name="Table1.H9" style:family="table-cell">
      <style:table-cell-properties fo:padding="0.0382in" fo:border-left="0.05pt solid #000000" fo:border-right="none" fo:border-top="none" fo:border-bottom="0.05pt solid #000000"/>
    </style:style>
    <style:style style:name="Table1.J9" style:family="table-cell">
      <style:table-cell-properties fo:padding="0.0382in" fo:border-left="0.05pt solid #000000" fo:border-right="0.05pt solid #000000" fo:border-top="none" fo:border-bottom="0.05pt solid #000000"/>
    </style:style>
    <style:style style:name="Table1.A10" style:family="table-cell">
      <style:table-cell-properties fo:padding="0.0382in" fo:border-left="0.05pt solid #000000" fo:border-right="none" fo:border-top="none" fo:border-bottom="0.05pt solid #000000"/>
    </style:style>
    <style:style style:name="Table1.C10" style:family="table-cell">
      <style:table-cell-properties fo:padding="0.0382in" fo:border-left="0.05pt solid #000000" fo:border-right="none" fo:border-top="none" fo:border-bottom="0.05pt solid #000000"/>
    </style:style>
    <style:style style:name="Table1.E10" style:family="table-cell">
      <style:table-cell-properties fo:padding="0.0382in" fo:border-left="0.05pt solid #000000" fo:border-right="none" fo:border-top="none" fo:border-bottom="0.05pt solid #000000"/>
    </style:style>
    <style:style style:name="Table1.G10" style:family="table-cell">
      <style:table-cell-properties fo:padding="0.0382in" fo:border-left="0.05pt solid #000000" fo:border-right="none" fo:border-top="none" fo:border-bottom="0.05pt solid #000000"/>
    </style:style>
    <style:style style:name="Table1.I10" style:family="table-cell">
      <style:table-cell-properties fo:padding="0.0382in" fo:border-left="0.05pt solid #000000" fo:border-right="none" fo:border-top="none" fo:border-bottom="0.05pt solid #000000"/>
    </style:style>
    <style:style style:name="P1" style:family="paragraph" style:parent-style-name="Standard">
      <style:text-properties officeooo:rsid="0015026d" officeooo:paragraph-rsid="0015026d"/>
    </style:style>
    <style:style style:name="P2" style:family="paragraph" style:parent-style-name="Standard">
      <style:paragraph-properties fo:text-align="center" style:justify-single-word="false"/>
      <style:text-properties officeooo:rsid="0015026d" officeooo:paragraph-rsid="0015026d"/>
    </style:style>
    <style:style style:name="P3" style:family="paragraph" style:parent-style-name="Standard">
      <style:text-properties fo:font-style="italic" officeooo:rsid="0015026d" officeooo:paragraph-rsid="0015026d" style:font-style-asian="italic" style:font-style-complex="italic"/>
    </style:style>
    <style:style style:name="P4" style:family="paragraph" style:parent-style-name="Standard">
      <style:text-properties officeooo:rsid="0016444d" officeooo:paragraph-rsid="0016444d"/>
    </style:style>
    <style:style style:name="P5" style:family="paragraph" style:parent-style-name="Standard">
      <style:text-properties officeooo:rsid="00168e32" officeooo:paragraph-rsid="00168e32"/>
    </style:style>
    <style:style style:name="P6" style:family="paragraph" style:parent-style-name="Standard">
      <style:text-properties officeooo:rsid="00168e32" officeooo:paragraph-rsid="0017d0ed"/>
    </style:style>
    <style:style style:name="P7" style:family="paragraph" style:parent-style-name="Standard">
      <style:text-properties officeooo:rsid="00168e32" officeooo:paragraph-rsid="001c8598"/>
    </style:style>
    <style:style style:name="P8" style:family="paragraph" style:parent-style-name="Standard">
      <style:text-properties officeooo:rsid="00171584" officeooo:paragraph-rsid="00171584"/>
    </style:style>
    <style:style style:name="P9" style:family="paragraph" style:parent-style-name="Standard">
      <style:text-properties officeooo:rsid="0017d0ed" officeooo:paragraph-rsid="0017d0ed"/>
    </style:style>
    <style:style style:name="P10" style:family="paragraph" style:parent-style-name="Standard">
      <style:text-properties officeooo:rsid="0017d0ed" officeooo:paragraph-rsid="001ef554"/>
    </style:style>
    <style:style style:name="P11" style:family="paragraph" style:parent-style-name="Standard">
      <style:text-properties officeooo:rsid="00198813" officeooo:paragraph-rsid="00198813"/>
    </style:style>
    <style:style style:name="P12" style:family="paragraph" style:parent-style-name="Standard">
      <style:text-properties officeooo:rsid="001b3a2b" officeooo:paragraph-rsid="001b3a2b"/>
    </style:style>
    <style:style style:name="P13" style:family="paragraph" style:parent-style-name="Standard">
      <style:text-properties officeooo:rsid="001c8598" officeooo:paragraph-rsid="0017d0ed"/>
    </style:style>
    <style:style style:name="P14" style:family="paragraph" style:parent-style-name="Standard">
      <style:text-properties officeooo:rsid="001c8598" officeooo:paragraph-rsid="001c8598"/>
    </style:style>
    <style:style style:name="P15" style:family="paragraph" style:parent-style-name="Standard">
      <style:text-properties officeooo:rsid="001d979b" officeooo:paragraph-rsid="001eef9c"/>
    </style:style>
    <style:style style:name="P16" style:family="paragraph" style:parent-style-name="Standard">
      <style:text-properties officeooo:rsid="001eef9c" officeooo:paragraph-rsid="001ef554"/>
    </style:style>
    <style:style style:name="P17" style:family="paragraph" style:parent-style-name="Standard">
      <style:text-properties officeooo:rsid="0020918b" officeooo:paragraph-rsid="00228190"/>
    </style:style>
    <style:style style:name="P18" style:family="paragraph" style:parent-style-name="Standard">
      <style:text-properties officeooo:rsid="0023e530" officeooo:paragraph-rsid="0023e530"/>
    </style:style>
    <style:style style:name="P19" style:family="paragraph" style:parent-style-name="Standard">
      <style:text-properties officeooo:rsid="0025a68c" officeooo:paragraph-rsid="0025a68c"/>
    </style:style>
    <style:style style:name="P20" style:family="paragraph" style:parent-style-name="Standard">
      <style:text-properties officeooo:rsid="0025d599" officeooo:paragraph-rsid="0025d599"/>
    </style:style>
    <style:style style:name="P21" style:family="paragraph" style:parent-style-name="Standard">
      <style:text-properties officeooo:rsid="00275ba4" officeooo:paragraph-rsid="00275ba4"/>
    </style:style>
    <style:style style:name="P22" style:family="paragraph" style:parent-style-name="Standard">
      <style:paragraph-properties fo:break-before="page"/>
      <style:text-properties officeooo:rsid="0017d0ed" officeooo:paragraph-rsid="0017d0ed"/>
    </style:style>
    <style:style style:name="P23" style:family="paragraph" style:parent-style-name="Standard">
      <style:paragraph-properties fo:break-before="page"/>
      <style:text-properties officeooo:rsid="00171584" officeooo:paragraph-rsid="00171584"/>
    </style:style>
    <style:style style:name="P24" style:family="paragraph" style:parent-style-name="Standard">
      <style:paragraph-properties fo:break-before="page"/>
      <style:text-properties officeooo:rsid="001c8598" officeooo:paragraph-rsid="001c8598"/>
    </style:style>
    <style:style style:name="P25" style:family="paragraph">
      <loext:graphic-properties draw:fill-color="#ffffff"/>
      <style:paragraph-properties fo:text-align="center"/>
    </style:style>
    <style:style style:name="P26" style:family="paragraph">
      <loext:graphic-properties draw:fill-color="#000000"/>
      <style:paragraph-properties fo:text-align="center"/>
    </style:style>
    <style:style style:name="P27" style:family="paragraph">
      <style:paragraph-properties fo:text-align="center"/>
    </style:style>
    <style:style style:name="P28" style:family="paragraph">
      <loext:graphic-properties draw:fill-color="#ffff99"/>
      <style:paragraph-properties fo:text-align="center"/>
    </style:style>
    <style:style style:name="P29" style:family="paragraph">
      <loext:graphic-properties draw:fill-color="#ff6600"/>
      <style:paragraph-properties fo:text-align="center"/>
    </style:style>
    <style:style style:name="P30" style:family="paragraph">
      <loext:graphic-properties draw:fill-color="#ff3333"/>
      <style:paragraph-properties fo:text-align="center"/>
    </style:style>
    <style:style style:name="P31" style:family="paragraph">
      <loext:graphic-properties draw:fill-color="#ff00cc"/>
      <style:paragraph-properties fo:text-align="center"/>
    </style:style>
    <style:style style:name="P32" style:family="paragraph">
      <loext:graphic-properties draw:fill-color="#ff33ff"/>
      <style:paragraph-properties fo:text-align="center"/>
    </style:style>
    <style:style style:name="P33" style:family="paragraph">
      <loext:graphic-properties draw:fill-color="#9900ff"/>
      <style:paragraph-properties fo:text-align="center"/>
    </style:style>
    <style:style style:name="P34" style:family="paragraph">
      <loext:graphic-properties draw:fill-color="#6666ff"/>
      <style:paragraph-properties fo:text-align="center"/>
    </style:style>
    <style:style style:name="P35" style:family="paragraph">
      <loext:graphic-properties draw:fill-color="#00ccff"/>
      <style:paragraph-properties fo:text-align="center"/>
    </style:style>
    <style:style style:name="P36" style:family="paragraph">
      <loext:graphic-properties draw:fill-color="#66ffff"/>
      <style:paragraph-properties fo:text-align="center"/>
    </style:style>
    <style:style style:name="P37" style:family="paragraph">
      <loext:graphic-properties draw:fill-color="#33ff99"/>
      <style:paragraph-properties fo:text-align="center"/>
    </style:style>
    <style:style style:name="P38" style:family="paragraph">
      <loext:graphic-properties draw:fill-color="#99ff66"/>
      <style:paragraph-properties fo:text-align="center"/>
    </style:style>
    <style:style style:name="P39" style:family="paragraph">
      <loext:graphic-properties draw:fill-color="#ccff00"/>
      <style:paragraph-properties fo:text-align="center"/>
    </style:style>
    <style:style style:name="T1" style:family="text">
      <style:text-properties officeooo:rsid="0015026d"/>
    </style:style>
    <style:style style:name="T2" style:family="text">
      <style:text-properties officeooo:rsid="0016444d"/>
    </style:style>
    <style:style style:name="T3" style:family="text">
      <style:text-properties officeooo:rsid="00168e32"/>
    </style:style>
    <style:style style:name="T4" style:family="text">
      <style:text-properties officeooo:rsid="00171584"/>
    </style:style>
    <style:style style:name="T5" style:family="text">
      <style:text-properties fo:font-size="10pt" style:font-size-asian="10pt" style:font-size-complex="10pt"/>
    </style:style>
    <style:style style:name="T6" style:family="text">
      <style:text-properties fo:font-size="10pt" officeooo:rsid="00171584" style:font-size-asian="10pt" style:font-size-complex="10pt"/>
    </style:style>
    <style:style style:name="T7" style:family="text">
      <style:text-properties fo:font-size="10pt" officeooo:rsid="00198813" style:font-size-asian="10pt" style:font-size-complex="10pt"/>
    </style:style>
    <style:style style:name="T8" style:family="text">
      <style:text-properties fo:font-size="10pt" officeooo:rsid="001ef554" style:font-size-asian="10pt" style:font-size-complex="10pt"/>
    </style:style>
    <style:style style:name="T9" style:family="text">
      <style:text-properties officeooo:rsid="001c8598"/>
    </style:style>
    <style:style style:name="T10" style:family="text">
      <style:text-properties officeooo:rsid="001d979b"/>
    </style:style>
    <style:style style:name="T11" style:family="text">
      <style:text-properties officeooo:rsid="001eef9c"/>
    </style:style>
    <style:style style:name="T12" style:family="text">
      <style:text-properties officeooo:rsid="001ef554"/>
    </style:style>
    <style:style style:name="T13" style:family="text">
      <style:text-properties officeooo:rsid="00228190"/>
    </style:style>
    <style:style style:name="T14" style:family="text">
      <style:text-properties fo:font-style="italic" officeooo:rsid="00228190" style:font-style-asian="italic" style:font-style-complex="italic"/>
    </style:style>
    <style:style style:name="T15" style:family="text">
      <style:text-properties officeooo:rsid="0023e530"/>
    </style:style>
    <style:style style:name="T16" style:family="text">
      <style:text-properties officeooo:rsid="0025a68c"/>
    </style:style>
    <style:style style:name="T17" style:family="text">
      <style:text-properties officeooo:rsid="0025d599"/>
    </style:style>
    <style:style style:name="T18" style:family="text">
      <style:text-properties officeooo:rsid="00275ba4"/>
    </style:style>
    <style:style style:name="gr1" style:family="graphic">
      <style:graphic-properties svg:stroke-width="0.0201in" svg:stroke-color="#000000" draw:marker-start-width="0.1689in" draw:marker-end-width="0.1689in" draw:fill-color="#ffffff" draw:textarea-horizontal-align="justify" draw:textarea-vertical-align="middle" draw:auto-grow-height="false" fo:min-height="0.2602in" fo:min-width="0.2602in"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2" style:family="graphic">
      <style:graphic-properties svg:stroke-width="0.0201in" svg:stroke-color="#000000" draw:marker-start-width="0.1689in" draw:marker-end-width="0.1689in" draw:fill-color="#000000" draw:textarea-horizontal-align="justify" draw:textarea-vertical-align="middle" draw:auto-grow-height="false" fo:min-height="0.2602in" fo:min-width="0.2602in"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3" style:family="graphic">
      <style:graphic-properties svg:stroke-width="0.0201in" svg:stroke-color="#000000" draw:marker-start="Arrowheads_20_1" draw:marker-start-width="0.1689in" draw:marker-end="Arrowheads_20_1" draw:marker-end-width="0.1689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4" style:family="graphic">
      <style:graphic-properties svg:stroke-width="0.0201in" svg:stroke-color="#000000" draw:marker-start-width="0.1689in" draw:marker-end-width="0.1689in" draw:fill-color="#ffffff" draw:textarea-horizontal-align="justify" draw:textarea-vertical-align="middle" draw:auto-grow-height="false" fo:min-height="0.2409in" fo:min-width="0.2409in"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5" style:family="graphic">
      <style:graphic-properties svg:stroke-width="0.0201in" svg:stroke-color="#000000" draw:marker-start-width="0.1689in" draw:marker-end-width="0.1689in" draw:fill-color="#000000" draw:textarea-horizontal-align="justify" draw:textarea-vertical-align="middle" draw:auto-grow-height="false" fo:min-height="0.2409in" fo:min-width="0.2409in"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6" style:family="graphic">
      <style:graphic-properties svg:stroke-width="0.0201in" svg:stroke-color="#000000" draw:marker-start-width="0.1689in" draw:marker-end-width="0.1689in" draw:fill-color="#ffff99" draw:textarea-horizontal-align="justify" draw:textarea-vertical-align="middle" draw:auto-grow-height="false" fo:min-height="0.2409in" fo:min-width="0.2409in"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7" style:family="graphic">
      <style:graphic-properties svg:stroke-width="0.0201in" svg:stroke-color="#000000" draw:marker-start-width="0.1689in" draw:marker-end-width="0.1689in" draw:fill-color="#ff6600" draw:textarea-horizontal-align="justify" draw:textarea-vertical-align="middle" draw:auto-grow-height="false" fo:min-height="0.2409in" fo:min-width="0.2409in"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8" style:family="graphic">
      <style:graphic-properties svg:stroke-width="0.0201in" svg:stroke-color="#000000" draw:marker-start-width="0.1689in" draw:marker-end-width="0.1689in" draw:fill-color="#ff3333" draw:textarea-horizontal-align="justify" draw:textarea-vertical-align="middle" draw:auto-grow-height="false" fo:min-height="0.2409in" fo:min-width="0.2409in"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9" style:family="graphic">
      <style:graphic-properties svg:stroke-width="0.0201in" svg:stroke-color="#000000" draw:marker-start-width="0.1689in" draw:marker-end-width="0.1689in" draw:fill-color="#ff00cc" draw:textarea-horizontal-align="justify" draw:textarea-vertical-align="middle" draw:auto-grow-height="false" fo:min-height="0.2409in" fo:min-width="0.2409in"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10" style:family="graphic">
      <style:graphic-properties svg:stroke-width="0.0201in" svg:stroke-color="#000000" draw:marker-start-width="0.1689in" draw:marker-end-width="0.1689in" draw:fill-color="#ff33ff" draw:textarea-horizontal-align="justify" draw:textarea-vertical-align="middle" draw:auto-grow-height="false" fo:min-height="0.2409in" fo:min-width="0.2409in"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11" style:family="graphic">
      <style:graphic-properties svg:stroke-width="0.0201in" svg:stroke-color="#000000" draw:marker-start-width="0.1689in" draw:marker-end-width="0.1689in" draw:fill-color="#9900ff" draw:textarea-horizontal-align="justify" draw:textarea-vertical-align="middle" draw:auto-grow-height="false" fo:min-height="0.2409in" fo:min-width="0.2409in"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12" style:family="graphic">
      <style:graphic-properties svg:stroke-width="0.0201in" svg:stroke-color="#000000" draw:marker-start-width="0.1689in" draw:marker-end-width="0.1689in" draw:fill-color="#6666ff" draw:textarea-horizontal-align="justify" draw:textarea-vertical-align="middle" draw:auto-grow-height="false" fo:min-height="0.2409in" fo:min-width="0.2409in"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13" style:family="graphic">
      <style:graphic-properties svg:stroke-width="0.0201in" svg:stroke-color="#000000" draw:marker-start-width="0.1689in" draw:marker-end-width="0.1689in" draw:fill-color="#00ccff" draw:textarea-horizontal-align="justify" draw:textarea-vertical-align="middle" draw:auto-grow-height="false" fo:min-height="0.2409in" fo:min-width="0.2409in"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14" style:family="graphic">
      <style:graphic-properties svg:stroke-width="0.0201in" svg:stroke-color="#000000" draw:marker-start-width="0.1689in" draw:marker-end-width="0.1689in" draw:fill-color="#66ffff" draw:textarea-horizontal-align="justify" draw:textarea-vertical-align="middle" draw:auto-grow-height="false" fo:min-height="0.2409in" fo:min-width="0.2409in"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15" style:family="graphic">
      <style:graphic-properties svg:stroke-width="0.0201in" svg:stroke-color="#000000" draw:marker-start-width="0.1689in" draw:marker-end-width="0.1689in" draw:fill-color="#33ff99" draw:textarea-horizontal-align="justify" draw:textarea-vertical-align="middle" draw:auto-grow-height="false" fo:min-height="0.2409in" fo:min-width="0.2409in"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16" style:family="graphic">
      <style:graphic-properties svg:stroke-width="0.0201in" svg:stroke-color="#000000" draw:marker-start-width="0.1689in" draw:marker-end-width="0.1689in" draw:fill-color="#99ff66" draw:textarea-horizontal-align="justify" draw:textarea-vertical-align="middle" draw:auto-grow-height="false" fo:min-height="0.2409in" fo:min-width="0.2409in"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17" style:family="graphic">
      <style:graphic-properties svg:stroke-width="0.0201in" svg:stroke-color="#000000" draw:marker-start-width="0.1689in" draw:marker-end-width="0.1689in" draw:fill-color="#ccff00" draw:textarea-horizontal-align="justify" draw:textarea-vertical-align="middle" draw:auto-grow-height="false" fo:min-height="0.2409in" fo:min-width="0.2409in"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18" style:family="graphic">
      <style:graphic-properties svg:stroke-width="0.0201in" svg:stroke-color="#000000" draw:marker-start="" draw:marker-start-width="0.1689in" draw:marker-end="Arrowheads_20_1" draw:marker-end-width="0.1689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Advers<text:span text:style-name="T1">a</text:span>rial <text:span text:style-name="T1">Discrete </text:span>Topology</text:p>
      <text:p text:style-name="P2">by Sven Nilsen, 2018</text:p>
      <text:p text:style-name="P1"/>
      <text:p text:style-name="P3"><text:span text:style-name="T17">Adversarial paths are based on ideas from a discussion with Adam Nemecek. </text:span>In this paper I introduce the construction of discrete topological spaces using adversarial paths.</text:p>
      <text:p text:style-name="P1"/>
      <text:p text:style-name="P4">A discrete topological space is a sub-type of discrete spaces where there exists a topological path between every pair of discrete spaces. The topological path can be contracted or expanded in a such way that, seen from inside the space, the identity equals information collected by navigating around.</text:p>
      <text:p text:style-name="P1"/>
      <text:p text:style-name="P1">An adversarial discrete topological space can be constructed using the following language:</text:p>
      <text:p text:style-name="P1"/>
      <text:p text:style-name="P1"><text:tab/>\(A : <text:span text:style-name="T2">Choice</text:span>, x : <text:span text:style-name="T2">T</text:span>) = (A ~ 0)(x)<text:tab/><text:tab/>Adversarial existential path</text:p>
      <text:p text:style-name="P1"/>
      <text:p text:style-name="P1"><text:tab/>\(A : <text:span text:style-name="T2">T → Choice</text:span>, x : <text:span text:style-name="T2">T</text:span>) = A(x)<text:tab/><text:tab/><text:span text:style-name="T3">Application of a h</text:span>igher order choice</text:p>
      <text:p text:style-name="P1"/>
      <text:p text:style-name="P1"><text:tab/>\(<text:span text:style-name="T2">p : T → bool</text:span>) = ∀ x : <text:span text:style-name="T2">T</text:span> { <text:span text:style-name="T2">p</text:span>(x) }<text:tab/><text:tab/>First order logic “for all” <text:span text:style-name="T3">of predicate</text:span></text:p>
      <text:p text:style-name="P1"/>
      <text:p text:style-name="P1"><text:tab/><text:span text:style-name="T2">\(A : Choice, B : Choice) = A &lt;=&gt; B<text:tab/><text:tab/>Logical equivalence of choices</text:span></text:p>
      <text:p text:style-name="P1"/>
      <text:p text:style-name="P1"><text:tab/><text:span text:style-name="T3">\(p : bool, q : bool) = p ∧ q<text:tab/><text:tab/><text:tab/>Logical AND of predicate</text:span></text:p>
      <text:p text:style-name="P1"/>
      <text:p text:style-name="P1"><text:tab/><text:span text:style-name="T2">\() = ()<text:tab/><text:tab/><text:tab/><text:tab/><text:tab/><text:tab/>Unit value</text:span></text:p>
      <text:p text:style-name="P1"/>
      <text:p text:style-name="P5">Where `T` is a generic parameter. There can be multiple types of choices.</text:p>
      <text:p text:style-name="P1"/>
      <text:p text:style-name="P5">Here is an example:</text:p>
      <text:p text:style-name="P5"/>
      <text:p text:style-name="P5"><draw:custom-shape text:anchor-type="paragraph" draw:z-index="0" draw:name="Shape1" draw:style-name="gr1" draw:text-style-name="P25" svg:width="0.3677in" svg:height="0.3677in" svg:x="1.9693in" svg:y="0.0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 draw:name="Shape1" draw:style-name="gr2" draw:text-style-name="P26" svg:width="0.3677in" svg:height="0.3677in" svg:x="3.3799in" svg:y="0.0354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5"><draw:line text:anchor-type="paragraph" draw:z-index="2" draw:name="Shape2" draw:style-name="gr3" draw:text-style-name="P27" svg:x1="2.4091in" svg:y1="0.011in" svg:x2="3.3016in" svg:y2="0.0173in"><text:p/></draw:line></text:p>
      <text:p text:style-name="P5"/>
      <text:p text:style-name="P5"/>
      <text:p text:style-name="P5">This discrete space consist of two states with two adversarial paths. However, in the language of adversarial discrete topology, it is not possible to express that there are “just two” states. Instead, a more general higher order discrete space is defined, which is contractible to the example above:</text:p>
      <text:p text:style-name="P5"/>
      <text:p text:style-name="P7"><text:tab/>∀ x { (B ~ 0)(x) <text:span text:style-name="T9">&lt;=&gt; W</text:span> } <text:s text:c="2"/>∧ <text:s text:c="2"/>∀ x { (<text:span text:style-name="T4">W</text:span> ~ 0)(x) <text:span text:style-name="T9">&lt;=&gt; B</text:span> }</text:p>
      <text:p text:style-name="P5"><text:tab/><text:span text:style-name="T6">for every black choice you get white, and, for every white choice you get black</text:span></text:p>
      <text:p text:style-name="P5"/>
      <text:p text:style-name="P5"><text:tab/><text:span text:style-name="T4">W = “white”, B = “black”</text:span></text:p>
      <text:p text:style-name="P5"/>
      <text:p text:style-name="P8"/>
      <text:p text:style-name="P23">Another discrete space that satisfies the sub-type above:</text:p>
      <text:p text:style-name="P8"/>
      <text:p text:style-name="P8"><draw:custom-shape text:anchor-type="paragraph" draw:z-index="3" draw:name="Shape1" draw:style-name="gr4" draw:text-style-name="P25" svg:width="0.3677in" svg:height="0.3677in" svg:x="2.3571in" svg:y="0.1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 draw:name="Shape1" draw:style-name="gr5" draw:text-style-name="P26" svg:width="0.3677in" svg:height="0.3677in" svg:x="3.7673in" svg:y="0.1354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8"><draw:line text:anchor-type="paragraph" draw:z-index="5" draw:name="Shape2" draw:style-name="gr3" draw:text-style-name="P27" svg:x1="2.7965in" svg:y1="0.1161in" svg:x2="3.689in" svg:y2="0.1224in"><text:p/></draw:line><draw:line text:anchor-type="paragraph" draw:z-index="12" draw:name="Shape2" draw:style-name="gr3" draw:text-style-name="P27" svg:x1="4.2016in" svg:y1="0.1839in" svg:x2="4.8969in" svg:y2="0.3091in"><text:p/></draw:line><draw:line text:anchor-type="paragraph" draw:z-index="13" draw:name="Shape2" draw:style-name="gr3" draw:text-style-name="P27" svg:x1="4.2016in" svg:y1="0.1839in" svg:x2="4.8969in" svg:y2="0.3091in"><text:p/></draw:line></text:p>
      <text:p text:style-name="P8"><draw:custom-shape text:anchor-type="paragraph" draw:z-index="6" draw:name="Shape1" draw:style-name="gr4" draw:text-style-name="P25" svg:width="0.3677in" svg:height="0.3677in" svg:x="4.9425in" svg:y="0.02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 draw:name="Shape1" draw:style-name="gr5" draw:text-style-name="P26" svg:width="0.3677in" svg:height="0.3677in" svg:x="1.1693in" svg:y="0.0472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11" draw:name="Shape2" draw:style-name="gr3" draw:text-style-name="P27" svg:x1="1.6091in" svg:y1="0.2217in" svg:x2="2.311in" svg:y2="0.0055in"><text:p/></draw:line></text:p>
      <text:p text:style-name="P8"><draw:custom-shape text:anchor-type="paragraph" draw:z-index="8" draw:name="Shape1" draw:style-name="gr4" draw:text-style-name="P25" svg:width="0.3677in" svg:height="0.3677in" svg:x="2.35in" svg:y="0.144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 draw:name="Shape1" draw:style-name="gr5" draw:text-style-name="P26" svg:width="0.3677in" svg:height="0.3677in" svg:x="3.7807in" svg:y="0.1374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15" draw:name="Shape2" draw:style-name="gr3" draw:text-style-name="P27" svg:x1="4.2402in" svg:y1="0.378in" svg:x2="4.9421in" svg:y2="0.1618in"><text:p/></draw:line><draw:line text:anchor-type="paragraph" draw:z-index="14" draw:name="Shape2" draw:style-name="gr3" draw:text-style-name="P27" svg:x1="1.6154in" svg:y1="0.1543in" svg:x2="2.311in" svg:y2="0.3528in"><text:p/></draw:line></text:p>
      <text:p text:style-name="P8"><draw:line text:anchor-type="paragraph" draw:z-index="10" draw:name="Shape2" draw:style-name="gr3" draw:text-style-name="P27" svg:x1="2.7965in" svg:y1="0.1445in" svg:x2="3.689in" svg:y2="0.1508in"><text:p/></draw:line></text:p>
      <text:p text:style-name="P8"/>
      <text:p text:style-name="P8"/>
      <text:p text:style-name="P8">One can also do this:</text:p>
      <text:p text:style-name="P8"/>
      <text:p text:style-name="P8"/>
      <text:p text:style-name="P8"><draw:custom-shape text:anchor-type="paragraph" draw:z-index="16" draw:name="Shape1" draw:style-name="gr5" draw:text-style-name="P26" svg:width="0.3677in" svg:height="0.3677in" svg:x="1.8654in" svg:y="0.06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7" draw:name="Shape1" draw:style-name="gr5" draw:text-style-name="P26" svg:width="0.3677in" svg:height="0.3677in" svg:x="1.8654in" svg:y="0.742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 draw:name="Shape1" draw:style-name="gr5" draw:text-style-name="P26" svg:width="0.3677in" svg:height="0.3677in" svg:x="1.8654in" svg:y="1.458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 draw:name="Shape1" draw:style-name="gr4" draw:text-style-name="P25" svg:width="0.3677in" svg:height="0.3677in" svg:x="3.5437in" svg:y="0.0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0" draw:name="Shape1" draw:style-name="gr4" draw:text-style-name="P25" svg:width="0.3677in" svg:height="0.3677in" svg:x="3.5563in" svg:y="0.737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1" draw:name="Shape1" draw:style-name="gr4" draw:text-style-name="P25" svg:width="0.3677in" svg:height="0.3677in" svg:x="3.5563in" svg:y="1.4917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22" draw:name="Shape2" draw:style-name="gr3" draw:text-style-name="P27" svg:x1="2.3374in" svg:y1="0.2209in" svg:x2="3.4327in" svg:y2="0.2193in"><text:p/></draw:line><draw:line text:anchor-type="paragraph" draw:z-index="23" draw:name="Shape2" draw:style-name="gr3" draw:text-style-name="P27" svg:x1="2.3374in" svg:y1="0.2209in" svg:x2="3.4327in" svg:y2="0.2193in"><text:p/></draw:line><draw:line text:anchor-type="paragraph" draw:z-index="24" draw:name="Shape2" draw:style-name="gr3" draw:text-style-name="P27" svg:x1="2.3102in" svg:y1="0.3453in" svg:x2="3.524in" svg:y2="0.8307in"><text:p/></draw:line><draw:line text:anchor-type="paragraph" draw:z-index="25" draw:name="Shape2" draw:style-name="gr3" draw:text-style-name="P27" svg:x1="2.2327in" svg:y1="0.4283in" svg:x2="3.5835in" svg:y2="1.4917in"><text:p/></draw:line><draw:line text:anchor-type="paragraph" draw:z-index="26" draw:name="Shape2" draw:style-name="gr3" draw:text-style-name="P27" svg:x1="2.278in" svg:y1="0.8307in" svg:x2="3.5244in" svg:y2="0.3453in"><text:p/></draw:line><draw:line text:anchor-type="paragraph" draw:z-index="27" draw:name="Shape2" draw:style-name="gr3" draw:text-style-name="P27" svg:x1="2.2327in" svg:y1="1.4587in" svg:x2="3.6228in" svg:y2="0.4634in"><text:p/></draw:line><draw:line text:anchor-type="paragraph" draw:z-index="28" draw:name="Shape2" draw:style-name="gr3" draw:text-style-name="P27" svg:x1="2.3701in" svg:y1="0.9177in" svg:x2="3.4654in" svg:y2="0.9161in"><text:p/></draw:line><draw:line text:anchor-type="paragraph" draw:z-index="29" draw:name="Shape2" draw:style-name="gr3" draw:text-style-name="P27" svg:x1="2.3638in" svg:y1="1.6787in" svg:x2="3.4591in" svg:y2="1.6772in"><text:p/></draw:line><draw:line text:anchor-type="paragraph" draw:z-index="30" draw:name="Shape2" draw:style-name="gr3" draw:text-style-name="P27" svg:x1="2.3043in" svg:y1="0.9874in" svg:x2="3.4854in" svg:y2="1.624in"><text:p/></draw:line><draw:line text:anchor-type="paragraph" draw:z-index="31" draw:name="Shape2" draw:style-name="gr3" draw:text-style-name="P27" svg:x1="2.3043in" svg:y1="1.6244in" svg:x2="3.5244in" svg:y2="1.0008in"><text:p/></draw:line></text:p>
      <text:p text:style-name="P8"/>
      <text:p text:style-name="P8"/>
      <text:p text:style-name="P8"/>
      <text:p text:style-name="P8"/>
      <text:p text:style-name="P8"/>
      <text:p text:style-name="P8"/>
      <text:p text:style-name="P8"/>
      <text:p text:style-name="P8"/>
      <text:p text:style-name="P8"/>
      <text:p text:style-name="P8"/>
      <text:p text:style-name="P12"/>
      <text:p text:style-name="P12">Or, imagine an infinite checker board where you can <text:span text:style-name="T10">only move </text:span>left/right/up/down:</text:p>
      <text:p text:style-name="P12"/>
      <text:p text:style-name="P12"/>
      <table:table table:name="Table1" table:style-name="Table1">
        <table:table-column table:style-name="Table1.A"/>
        <table:table-column table:style-name="Table1.B"/>
        <table:table-column table:style-name="Table1.C"/>
        <table:table-column table:style-name="Table1.D"/>
        <table:table-column table:style-name="Table1.B"/>
        <table:table-column table:style-name="Table1.C"/>
        <table:table-column table:style-name="Table1.G"/>
        <table:table-column table:style-name="Table1.C"/>
        <table:table-column table:style-name="Table1.D"/>
        <table:table-column table:style-name="Table1.B"/>
        <table:table-row>
          <table:table-cell table:style-name="Table1.A1" office:value-type="string">
            <text:p text:style-name="Table_20_Contents"/>
          </table:table-cell>
          <table:table-cell table:style-name="Table1.B1" office:value-type="string">
            <text:p text:style-name="Table_20_Contents"/>
          </table:table-cell>
          <table:table-cell table:style-name="Table1.A1" office:value-type="string">
            <text:p text:style-name="Table_20_Contents"/>
          </table:table-cell>
          <table:table-cell table:style-name="Table1.D1" office:value-type="string">
            <text:p text:style-name="Table_20_Contents"/>
          </table:table-cell>
          <table:table-cell table:style-name="Table1.A1" office:value-type="string">
            <text:p text:style-name="Table_20_Contents"/>
          </table:table-cell>
          <table:table-cell table:style-name="Table1.F1" office:value-type="string">
            <text:p text:style-name="Table_20_Contents"/>
          </table:table-cell>
          <table:table-cell table:style-name="Table1.A1" office:value-type="string">
            <text:p text:style-name="Table_20_Contents"/>
          </table:table-cell>
          <table:table-cell table:style-name="Table1.H1" office:value-type="string">
            <text:p text:style-name="Table_20_Contents"/>
          </table:table-cell>
          <table:table-cell table:style-name="Table1.A1" office:value-type="string">
            <text:p text:style-name="Table_20_Contents"/>
          </table:table-cell>
          <table:table-cell table:style-name="Table1.J1" office:value-type="string">
            <text:p text:style-name="Table_20_Contents"/>
          </table:table-cell>
        </table:table-row>
        <table:table-row>
          <table:table-cell table:style-name="Table1.A10" office:value-type="string">
            <text:p text:style-name="Table_20_Contents"/>
          </table:table-cell>
          <table:table-cell table:style-name="Table1.B2" office:value-type="string">
            <text:p text:style-name="Table_20_Contents"/>
          </table:table-cell>
          <table:table-cell table:style-name="Table1.C10" office:value-type="string">
            <text:p text:style-name="Table_20_Contents"/>
          </table:table-cell>
          <table:table-cell table:style-name="Table1.B2" office:value-type="string">
            <text:p text:style-name="Table_20_Contents"/>
          </table:table-cell>
          <table:table-cell table:style-name="Table1.E2" office:value-type="string">
            <text:p text:style-name="Table_20_Contents"/>
          </table:table-cell>
          <table:table-cell table:style-name="Table1.B2" office:value-type="string">
            <text:p text:style-name="Table_20_Contents"/>
          </table:table-cell>
          <table:table-cell table:style-name="Table1.G10" office:value-type="string">
            <text:p text:style-name="Table_20_Contents"/>
          </table:table-cell>
          <table:table-cell table:style-name="Table1.B2" office:value-type="string">
            <text:p text:style-name="Table_20_Contents"/>
          </table:table-cell>
          <table:table-cell table:style-name="Table1.I10" office:value-type="string">
            <text:p text:style-name="Table_20_Contents"/>
          </table:table-cell>
          <table:table-cell table:style-name="Table1.J2" office:value-type="string">
            <text:p text:style-name="Table_20_Contents"/>
          </table:table-cell>
        </table:table-row>
        <table:table-row>
          <table:table-cell table:style-name="Table1.B2" office:value-type="string">
            <text:p text:style-name="Table_20_Contents"/>
          </table:table-cell>
          <table:table-cell table:style-name="Table1.B9" office:value-type="string">
            <text:p text:style-name="Table_20_Contents"/>
          </table:table-cell>
          <table:table-cell table:style-name="Table1.B2" office:value-type="string">
            <text:p text:style-name="Table_20_Contents"/>
          </table:table-cell>
          <table:table-cell table:style-name="Table1.D9" office:value-type="string">
            <text:p text:style-name="Table_20_Contents"/>
          </table:table-cell>
          <table:table-cell table:style-name="Table1.B2" office:value-type="string">
            <text:p text:style-name="Table_20_Contents"/>
          </table:table-cell>
          <table:table-cell table:style-name="Table1.F9" office:value-type="string">
            <text:p text:style-name="Table_20_Contents"/>
          </table:table-cell>
          <table:table-cell table:style-name="Table1.B2" office:value-type="string">
            <text:p text:style-name="Table_20_Contents"/>
          </table:table-cell>
          <table:table-cell table:style-name="Table1.H9" office:value-type="string">
            <text:p text:style-name="Table_20_Contents"/>
          </table:table-cell>
          <table:table-cell table:style-name="Table1.B2" office:value-type="string">
            <text:p text:style-name="Table_20_Contents"/>
          </table:table-cell>
          <table:table-cell table:style-name="Table1.J3" office:value-type="string">
            <text:p text:style-name="Table_20_Contents"/>
          </table:table-cell>
        </table:table-row>
        <table:table-row>
          <table:table-cell table:style-name="Table1.A10" office:value-type="string">
            <text:p text:style-name="Table_20_Contents"/>
          </table:table-cell>
          <table:table-cell table:style-name="Table1.B2" office:value-type="string">
            <text:p text:style-name="Table_20_Contents"/>
          </table:table-cell>
          <table:table-cell table:style-name="Table1.C10" office:value-type="string">
            <text:p text:style-name="Table_20_Contents"/>
          </table:table-cell>
          <table:table-cell table:style-name="Table1.B2" office:value-type="string">
            <text:p text:style-name="Table_20_Contents"/>
          </table:table-cell>
          <table:table-cell table:style-name="Table1.E4" office:value-type="string">
            <text:p text:style-name="Table_20_Contents"/>
          </table:table-cell>
          <table:table-cell table:style-name="Table1.B2" office:value-type="string">
            <text:p text:style-name="Table_20_Contents"/>
          </table:table-cell>
          <table:table-cell table:style-name="Table1.G10" office:value-type="string">
            <text:p text:style-name="Table_20_Contents"/>
          </table:table-cell>
          <table:table-cell table:style-name="Table1.B2" office:value-type="string">
            <text:p text:style-name="Table_20_Contents"/>
          </table:table-cell>
          <table:table-cell table:style-name="Table1.I10" office:value-type="string">
            <text:p text:style-name="Table_20_Contents"/>
          </table:table-cell>
          <table:table-cell table:style-name="Table1.J2" office:value-type="string">
            <text:p text:style-name="Table_20_Contents"/>
          </table:table-cell>
        </table:table-row>
        <table:table-row>
          <table:table-cell table:style-name="Table1.B2" office:value-type="string">
            <text:p text:style-name="Table_20_Contents"/>
          </table:table-cell>
          <table:table-cell table:style-name="Table1.B9" office:value-type="string">
            <text:p text:style-name="Table_20_Contents"/>
          </table:table-cell>
          <table:table-cell table:style-name="Table1.B2" office:value-type="string">
            <text:p text:style-name="Table_20_Contents"/>
          </table:table-cell>
          <table:table-cell table:style-name="Table1.D9" office:value-type="string">
            <text:p text:style-name="Table_20_Contents"/>
          </table:table-cell>
          <table:table-cell table:style-name="Table1.B2" office:value-type="string">
            <text:p text:style-name="Table_20_Contents"/>
          </table:table-cell>
          <table:table-cell table:style-name="Table1.F9" office:value-type="string">
            <text:p text:style-name="Table_20_Contents"/>
          </table:table-cell>
          <table:table-cell table:style-name="Table1.B2" office:value-type="string">
            <text:p text:style-name="Table_20_Contents"/>
          </table:table-cell>
          <table:table-cell table:style-name="Table1.H9" office:value-type="string">
            <text:p text:style-name="Table_20_Contents"/>
          </table:table-cell>
          <table:table-cell table:style-name="Table1.B2" office:value-type="string">
            <text:p text:style-name="Table_20_Contents"/>
          </table:table-cell>
          <table:table-cell table:style-name="Table1.J5" office:value-type="string">
            <text:p text:style-name="Table_20_Contents"/>
          </table:table-cell>
        </table:table-row>
        <table:table-row>
          <table:table-cell table:style-name="Table1.A10" office:value-type="string">
            <text:p text:style-name="Table_20_Contents"/>
          </table:table-cell>
          <table:table-cell table:style-name="Table1.B2" office:value-type="string">
            <text:p text:style-name="Table_20_Contents"/>
          </table:table-cell>
          <table:table-cell table:style-name="Table1.C10" office:value-type="string">
            <text:p text:style-name="Table_20_Contents"/>
          </table:table-cell>
          <table:table-cell table:style-name="Table1.B2" office:value-type="string">
            <text:p text:style-name="Table_20_Contents"/>
          </table:table-cell>
          <table:table-cell table:style-name="Table1.E6" office:value-type="string">
            <text:p text:style-name="Table_20_Contents"/>
          </table:table-cell>
          <table:table-cell table:style-name="Table1.B2" office:value-type="string">
            <text:p text:style-name="Table_20_Contents"/>
          </table:table-cell>
          <table:table-cell table:style-name="Table1.G10" office:value-type="string">
            <text:p text:style-name="Table_20_Contents"/>
          </table:table-cell>
          <table:table-cell table:style-name="Table1.B2" office:value-type="string">
            <text:p text:style-name="Table_20_Contents"/>
          </table:table-cell>
          <table:table-cell table:style-name="Table1.I10" office:value-type="string">
            <text:p text:style-name="Table_20_Contents"/>
          </table:table-cell>
          <table:table-cell table:style-name="Table1.J2" office:value-type="string">
            <text:p text:style-name="Table_20_Contents"/>
          </table:table-cell>
        </table:table-row>
        <table:table-row>
          <table:table-cell table:style-name="Table1.B2" office:value-type="string">
            <text:p text:style-name="Table_20_Contents"/>
          </table:table-cell>
          <table:table-cell table:style-name="Table1.B9" office:value-type="string">
            <text:p text:style-name="Table_20_Contents"/>
          </table:table-cell>
          <table:table-cell table:style-name="Table1.B2" office:value-type="string">
            <text:p text:style-name="Table_20_Contents"/>
          </table:table-cell>
          <table:table-cell table:style-name="Table1.D9" office:value-type="string">
            <text:p text:style-name="Table_20_Contents"/>
          </table:table-cell>
          <table:table-cell table:style-name="Table1.B2" office:value-type="string">
            <text:p text:style-name="Table_20_Contents"/>
          </table:table-cell>
          <table:table-cell table:style-name="Table1.F9" office:value-type="string">
            <text:p text:style-name="Table_20_Contents"/>
          </table:table-cell>
          <table:table-cell table:style-name="Table1.B2" office:value-type="string">
            <text:p text:style-name="Table_20_Contents"/>
          </table:table-cell>
          <table:table-cell table:style-name="Table1.H9" office:value-type="string">
            <text:p text:style-name="Table_20_Contents"/>
          </table:table-cell>
          <table:table-cell table:style-name="Table1.B2" office:value-type="string">
            <text:p text:style-name="Table_20_Contents"/>
          </table:table-cell>
          <table:table-cell table:style-name="Table1.J7" office:value-type="string">
            <text:p text:style-name="Table_20_Contents"/>
          </table:table-cell>
        </table:table-row>
        <table:table-row>
          <table:table-cell table:style-name="Table1.A10" office:value-type="string">
            <text:p text:style-name="Table_20_Contents"/>
          </table:table-cell>
          <table:table-cell table:style-name="Table1.B2" office:value-type="string">
            <text:p text:style-name="Table_20_Contents"/>
          </table:table-cell>
          <table:table-cell table:style-name="Table1.C10" office:value-type="string">
            <text:p text:style-name="Table_20_Contents"/>
          </table:table-cell>
          <table:table-cell table:style-name="Table1.B2" office:value-type="string">
            <text:p text:style-name="Table_20_Contents"/>
          </table:table-cell>
          <table:table-cell table:style-name="Table1.E8" office:value-type="string">
            <text:p text:style-name="Table_20_Contents"/>
          </table:table-cell>
          <table:table-cell table:style-name="Table1.B2" office:value-type="string">
            <text:p text:style-name="Table_20_Contents"/>
          </table:table-cell>
          <table:table-cell table:style-name="Table1.G10" office:value-type="string">
            <text:p text:style-name="Table_20_Contents"/>
          </table:table-cell>
          <table:table-cell table:style-name="Table1.B2" office:value-type="string">
            <text:p text:style-name="Table_20_Contents"/>
          </table:table-cell>
          <table:table-cell table:style-name="Table1.I10" office:value-type="string">
            <text:p text:style-name="Table_20_Contents"/>
          </table:table-cell>
          <table:table-cell table:style-name="Table1.J2" office:value-type="string">
            <text:p text:style-name="Table_20_Contents"/>
          </table:table-cell>
        </table:table-row>
        <table:table-row>
          <table:table-cell table:style-name="Table1.B2" office:value-type="string">
            <text:p text:style-name="Table_20_Contents"/>
          </table:table-cell>
          <table:table-cell table:style-name="Table1.B9" office:value-type="string">
            <text:p text:style-name="Table_20_Contents"/>
          </table:table-cell>
          <table:table-cell table:style-name="Table1.B2" office:value-type="string">
            <text:p text:style-name="Table_20_Contents"/>
          </table:table-cell>
          <table:table-cell table:style-name="Table1.D9" office:value-type="string">
            <text:p text:style-name="Table_20_Contents"/>
          </table:table-cell>
          <table:table-cell table:style-name="Table1.B2" office:value-type="string">
            <text:p text:style-name="Table_20_Contents"/>
          </table:table-cell>
          <table:table-cell table:style-name="Table1.F9" office:value-type="string">
            <text:p text:style-name="Table_20_Contents"/>
          </table:table-cell>
          <table:table-cell table:style-name="Table1.B2" office:value-type="string">
            <text:p text:style-name="Table_20_Contents"/>
          </table:table-cell>
          <table:table-cell table:style-name="Table1.H9" office:value-type="string">
            <text:p text:style-name="Table_20_Contents"/>
          </table:table-cell>
          <table:table-cell table:style-name="Table1.B2" office:value-type="string">
            <text:p text:style-name="Table_20_Contents"/>
          </table:table-cell>
          <table:table-cell table:style-name="Table1.J9" office:value-type="string">
            <text:p text:style-name="Table_20_Contents"/>
          </table:table-cell>
        </table:table-row>
        <table:table-row>
          <table:table-cell table:style-name="Table1.A10" office:value-type="string">
            <text:p text:style-name="Table_20_Contents"/>
          </table:table-cell>
          <table:table-cell table:style-name="Table1.B2" office:value-type="string">
            <text:p text:style-name="Table_20_Contents"/>
          </table:table-cell>
          <table:table-cell table:style-name="Table1.C10" office:value-type="string">
            <text:p text:style-name="Table_20_Contents"/>
          </table:table-cell>
          <table:table-cell table:style-name="Table1.B2" office:value-type="string">
            <text:p text:style-name="Table_20_Contents"/>
          </table:table-cell>
          <table:table-cell table:style-name="Table1.E10" office:value-type="string">
            <text:p text:style-name="Table_20_Contents"/>
          </table:table-cell>
          <table:table-cell table:style-name="Table1.B2" office:value-type="string">
            <text:p text:style-name="Table_20_Contents"/>
          </table:table-cell>
          <table:table-cell table:style-name="Table1.G10" office:value-type="string">
            <text:p text:style-name="Table_20_Contents"/>
          </table:table-cell>
          <table:table-cell table:style-name="Table1.B2" office:value-type="string">
            <text:p text:style-name="Table_20_Contents"/>
          </table:table-cell>
          <table:table-cell table:style-name="Table1.I10" office:value-type="string">
            <text:p text:style-name="Table_20_Contents"/>
          </table:table-cell>
          <table:table-cell table:style-name="Table1.J2" office:value-type="string">
            <text:p text:style-name="Table_20_Contents"/>
          </table:table-cell>
        </table:table-row>
      </table:table>
      <text:p text:style-name="P12"/>
      <text:p text:style-name="P12"/>
      <text:p text:style-name="P9">Seen from inside the space, it is not possible to distinguish between any of these spaces.</text:p>
      <text:p text:style-name="P9"/>
      <text:p text:style-name="P13">Notice that the number of edges must be the same for every node of same color.<text:line-break/>The number of adverserial paths must be the same for every choice of same type.</text:p>
      <text:p text:style-name="P13"/>
      <text:p text:style-name="P14"/>
      <text:p text:style-name="P24">However, you can change the number <text:span text:style-name="T10">of nodes and edges, as long it is done consistently:</text:span></text:p>
      <text:p text:style-name="P14"/>
      <text:p text:style-name="P13"><draw:custom-shape text:anchor-type="paragraph" draw:z-index="55" draw:name="Shape1" draw:style-name="gr4" draw:text-style-name="P25" svg:width="0.3677in" svg:height="0.3677in" svg:x="2.302in" svg:y="0.183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2" draw:name="Shape1" draw:style-name="gr4" draw:text-style-name="P25" svg:width="0.3677in" svg:height="0.3677in" svg:x="4.9335in" svg:y="0.0917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3"><draw:line text:anchor-type="paragraph" draw:z-index="68" draw:name="Shape2" draw:style-name="gr3" draw:text-style-name="P27" svg:x1="3.7272in" svg:y1="0.448in" svg:x2="4.837in" svg:y2="0.0591in"><text:p/></draw:line></text:p>
      <text:p text:style-name="P13"><draw:line text:anchor-type="paragraph" draw:z-index="56" draw:name="Shape2" draw:style-name="gr3" draw:text-style-name="P27" svg:x1="1.1244in" svg:y1="0.6693in" svg:x2="2.239in" svg:y2="0.0791in"><text:p/></draw:line><draw:line text:anchor-type="paragraph" draw:z-index="63" draw:name="Shape2" draw:style-name="gr3" draw:text-style-name="P27" svg:x1="3.748in" svg:y1="0.4185in" svg:x2="4.9335in" svg:y2="0.0311in"><text:p/></draw:line></text:p>
      <text:p text:style-name="P15"><draw:custom-shape text:anchor-type="paragraph" draw:z-index="52" draw:name="Shape1" draw:style-name="gr5" draw:text-style-name="P26" svg:width="0.3677in" svg:height="0.3677in" svg:x="0.6909in" svg:y="0.413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3" draw:name="Shape1" draw:style-name="gr4" draw:text-style-name="P25" svg:width="0.3677in" svg:height="0.3677in" svg:x="2.2693in" svg:y="0.4484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54" draw:name="Shape2" draw:style-name="gr3" draw:text-style-name="P27" svg:x1="1.1244in" svg:y1="0.6035in" svg:x2="2.2197in" svg:y2="0.602in"><text:p/></draw:line><draw:custom-shape text:anchor-type="paragraph" draw:z-index="57" draw:name="Shape1" draw:style-name="gr4" draw:text-style-name="P25" svg:width="0.3677in" svg:height="0.3677in" svg:x="2.2634in" svg:y="1.1311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58" draw:name="Shape2" draw:style-name="gr3" draw:text-style-name="P27" svg:x1="1.1244in" svg:y1="0.7602in" svg:x2="2.2197in" svg:y2="1.252in"><text:p/></draw:line><draw:custom-shape text:anchor-type="paragraph" draw:z-index="59" draw:name="Shape1" draw:style-name="gr5" draw:text-style-name="P26" svg:width="0.3677in" svg:height="0.3677in" svg:x="3.322in" svg:y="0.034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0" draw:name="Shape1" draw:style-name="gr4" draw:text-style-name="P25" svg:width="0.3677in" svg:height="0.3677in" svg:x="4.9008in" svg:y="0.4374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61" draw:name="Shape2" draw:style-name="gr3" draw:text-style-name="P27" svg:x1="3.7673in" svg:y1="0.2547in" svg:x2="4.8563in" svg:y2="0.5567in"><text:p/></draw:line><draw:custom-shape text:anchor-type="paragraph" draw:z-index="64" draw:name="Shape1" draw:style-name="gr4" draw:text-style-name="P25" svg:width="0.3677in" svg:height="0.3677in" svg:x="4.9075in" svg:y="1.1992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65" draw:name="Shape2" draw:style-name="gr3" draw:text-style-name="P27" svg:x1="3.748in" svg:y1="0.9957in" svg:x2="4.8378in" svg:y2="1.3437in"><text:p/></draw:line><draw:custom-shape text:anchor-type="paragraph" draw:z-index="66" draw:name="Shape1" draw:style-name="gr5" draw:text-style-name="P26" svg:width="0.3677in" svg:height="0.3677in" svg:x="3.3154in" svg:y="0.8161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67" draw:name="Shape2" draw:style-name="gr3" draw:text-style-name="P27" svg:x1="3.7543in" svg:y1="0.937in" svg:x2="4.85in" svg:y2="0.6354in"><text:p/></draw:line><draw:line text:anchor-type="paragraph" draw:z-index="69" draw:name="Shape2" draw:style-name="gr3" draw:text-style-name="P27" svg:x1="3.6827in" svg:y1="1.1835in" svg:x2="4.8374in" svg:y2="1.5079in"><text:p/></draw:line></text:p>
      <text:p text:style-name="P15"/>
      <text:p text:style-name="P15"/>
      <text:p text:style-name="P15"/>
      <text:p text:style-name="P15"/>
      <text:p text:style-name="P15"/>
      <text:p text:style-name="P15"/>
      <text:p text:style-name="P15"/>
      <text:p text:style-name="P15"/>
      <text:p text:style-name="P15"/>
      <text:p text:style-name="P15">An adversarial path “encodes” what it means to <text:span text:style-name="T11">lose track of the state that makes it possible to distinguish these diagrams from each other. Since the existential path of an adversarial path is the only knowledge available, it is only possible to “reconstruct” the knowledge of how a choice influences the state from the topology of the discrete space.</text:span></text:p>
      <text:p text:style-name="P15"/>
      <text:p text:style-name="P17">However, the topological property assumes that the number of choices are unknown, which is not true for all types. Instead, types are divided into equivalence classes <text:span text:style-name="T13">and then the type information is erased</text:span>. </text:p>
      <text:p text:style-name="P17"/>
      <text:p text:style-name="P17"><text:span text:style-name="T13">It is possible to express that there is just one choice using the unit type `()`, but it is not possible to express that some type is identical to the unit type or not. This means that one sentence is contractible into another from a </text:span><text:span text:style-name="T14">homotopical</text:span><text:span text:style-name="T13"> perspective, which permits proofs that two topological discrete spaces share some discrete space.</text:span></text:p>
      <text:p text:style-name="P15"/>
      <text:p text:style-name="P15"><text:span text:style-name="T11">In the language of adversarial discrete topology, it is only possible to construct sentences that permits valid reasoning according to the semantics of adversarial paths, which the addition constraint that just enough knowledge about types is erased to get topological reasoning.</text:span></text:p>
      <text:p text:style-name="P15"/>
      <text:p text:style-name="P15"><text:span text:style-name="T11">With other words, adversarial discrete topology is a language that describes the limits of what agents who navigate adversarial paths can know about the world. They do not know the number of choices they have, except that there is at least one, but they can infer lots of things from the topology alone.</text:span></text:p>
      <text:p text:style-name="P9"/>
      <text:p text:style-name="P9"/>
      <text:p text:style-name="P22">Here is another example:</text:p>
      <text:p text:style-name="P9"/>
      <text:p text:style-name="P10"><text:tab/><text:span text:style-name="T3">∀ x { (</text:span>C(x)<text:span text:style-name="T3"> ~ 0)(</text:span>()<text:span text:style-name="T3">) &lt;=&gt; W } <text:s text:c="2"/>∧ <text:s text:c="2"/>∀ x { (</text:span>B <text:span text:style-name="T3">~ 0)(x) &lt;=&gt; </text:span>C(x)<text:span text:style-name="T3"> } <text:s text:c="2"/>∧ <text:s text:c="2"/>(W ~ 0)(()) &lt;=&gt; B</text:span></text:p>
      <text:p text:style-name="P6"><text:tab/><text:span text:style-name="T6">for every </text:span><text:span text:style-name="T7">color</text:span><text:span text:style-name="T6"> choice you get white, and, for every </text:span><text:span text:style-name="T7">black</text:span><text:span text:style-name="T6"> choice you get </text:span><text:span text:style-name="T7">color, </text:span><text:span text:style-name="T8">and, white choice gives you black</text:span></text:p>
      <text:p text:style-name="P6"/>
      <text:p text:style-name="P6"><text:tab/><text:span text:style-name="T4">W = “white”, C = “color”, B = “black”</text:span></text:p>
      <text:p text:style-name="P6"/>
      <text:p text:style-name="P11">Instead of drawing all arrows, I <text:span text:style-name="T11">use</text:span> <text:span text:style-name="T11">just </text:span>a few ones to give you the general idea:</text:p>
      <text:p text:style-name="P11"/>
      <text:p text:style-name="P6"><draw:polyline text:anchor-type="paragraph" draw:z-index="70" draw:name="Shape2" draw:style-name="gr18" draw:text-style-name="P27" svg:width="3.7398in" svg:height="1.3969in" draw:transform="rotate (-0.000349065850398866) translate (1.17548771526447in 0.0805765216074936in)" svg:viewBox="0 0 9500 3549" draw:points="0,3549 1968,902 4901,0 8050,1100 9500,3549"><text:p/></draw:polyline></text:p>
      <text:p text:style-name="P6"><draw:custom-shape text:anchor-type="paragraph" draw:z-index="32" draw:name="Shape1" draw:style-name="gr4" draw:text-style-name="P25" svg:width="0.3677in" svg:height="0.3677in" svg:x="0.952in" svg:y="1.353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3" draw:name="Shape1" draw:style-name="gr5" draw:text-style-name="P26" svg:width="0.3677in" svg:height="0.3677in" svg:x="4.8118in" svg:y="1.341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4" draw:name="Shape1" draw:style-name="gr6" draw:text-style-name="P28" svg:width="0.3677in" svg:height="0.3677in" svg:x="2.9398in" svg:y="0.054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5" draw:name="Shape1" draw:style-name="gr7" draw:text-style-name="P29" svg:width="0.3677in" svg:height="0.3677in" svg:x="2.4665in" svg:y="0.330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6" draw:name="Shape1" draw:style-name="gr8" draw:text-style-name="P30" svg:width="0.3677in" svg:height="0.3677in" svg:x="2.2965in" svg:y="0.868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7" draw:name="Shape1" draw:style-name="gr9" draw:text-style-name="P31" svg:width="0.3677in" svg:height="0.3677in" svg:x="2.2118in" svg:y="1.367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8" draw:name="Shape1" draw:style-name="gr10" draw:text-style-name="P32" svg:width="0.3677in" svg:height="0.3677in" svg:x="2.2957in" svg:y="1.85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9" draw:name="Shape1" draw:style-name="gr11" draw:text-style-name="P33" svg:width="0.3677in" svg:height="0.3677in" svg:x="2.4602in" svg:y="2.279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0" draw:name="Shape1" draw:style-name="gr12" draw:text-style-name="P34" svg:width="0.3677in" svg:height="0.3677in" svg:x="2.8874in" svg:y="2.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1" draw:name="Shape1" draw:style-name="gr13" draw:text-style-name="P35" svg:width="0.3677in" svg:height="0.3677in" svg:x="3.3602in" svg:y="2.325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2" draw:name="Shape1" draw:style-name="gr14" draw:text-style-name="P36" svg:width="0.3677in" svg:height="0.3677in" svg:x="3.5043in" svg:y="1.845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3" draw:name="Shape1" draw:style-name="gr15" draw:text-style-name="P37" svg:width="0.3677in" svg:height="0.3677in" svg:x="3.5299in" svg:y="1.32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4" draw:name="Shape1" draw:style-name="gr16" draw:text-style-name="P38" svg:width="0.3677in" svg:height="0.3677in" svg:x="3.511in" svg:y="0.803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5" draw:name="Shape1" draw:style-name="gr17" draw:text-style-name="P39" svg:width="0.3677in" svg:height="0.3677in" svg:x="3.3854in" svg:y="0.3299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46" draw:name="Shape2" draw:style-name="gr18" draw:text-style-name="P27" svg:x1="4.7248in" svg:y1="1.5063in" svg:x2="4.0165in" svg:y2="1.5063in"><text:p/></draw:line><draw:line text:anchor-type="paragraph" draw:z-index="47" draw:name="Shape2" draw:style-name="gr18" draw:text-style-name="P27" svg:x1="2.1394in" svg:y1="1.5327in" svg:x2="1.4311in" svg:y2="1.5327in"><text:p/></draw:line><draw:line text:anchor-type="paragraph" draw:z-index="48" draw:name="Shape2" draw:style-name="gr18" draw:text-style-name="P27" svg:x1="4.7252in" svg:y1="1.3799in" svg:x2="3.9252in" svg:y2="0.6909in"><text:p/></draw:line><draw:line text:anchor-type="paragraph" draw:z-index="49" draw:name="Shape2" draw:style-name="gr18" draw:text-style-name="P27" svg:x1="4.7252in" svg:y1="1.6161in" svg:x2="3.9445in" svg:y2="2.4362in"><text:p/></draw:line><draw:line text:anchor-type="paragraph" draw:z-index="50" draw:name="Shape2" draw:style-name="gr18" draw:text-style-name="P27" svg:x1="2.3429in" svg:y1="0.6126in" svg:x2="1.4311in" svg:y2="1.4197in"><text:p/></draw:line><draw:line text:anchor-type="paragraph" draw:z-index="51" draw:name="Shape2" draw:style-name="gr18" draw:text-style-name="P27" svg:x1="2.2512in" svg:y1="2.2917in" svg:x2="1.4311in" svg:y2="1.6555in"><text:p/></draw:lin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6">This discrete space is directed. <text:span text:style-name="T13">It</text:span> can not be turned into a bi-directional one because it quantifies over all <text:span text:style-name="T12">choices</text:span>. <text:span text:style-name="T12">These choices are all there is, but you can imagine many variants of this space.</text:span></text:p>
      <text:p text:style-name="P16"/>
      <text:p text:style-name="P16">A higher order choice can <text:span text:style-name="T12">be thought of as nodes of “many” colors. An agent navigating adversarial paths might be able to tell these from each other, unlike nodes of the same color.</text:span></text:p>
      <text:p text:style-name="P16"/>
      <text:p text:style-name="P18"><draw:custom-shape text:anchor-type="paragraph" draw:z-index="71" draw:name="Shape1" draw:style-name="gr12" draw:text-style-name="P34" svg:width="0.3677in" svg:height="0.3677in" svg:x="1.922in" svg:y="0.581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2" draw:name="Shape1" draw:style-name="gr13" draw:text-style-name="P35" svg:width="0.3677in" svg:height="0.3677in" svg:x="1.9291in" svg:y="1.316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3" draw:name="Shape1" draw:style-name="gr6" draw:text-style-name="P28" svg:width="0.3677in" svg:height="0.3677in" svg:x="3.7402in" svg:y="0.581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4" draw:name="Shape1" draw:style-name="gr7" draw:text-style-name="P29" svg:width="0.3677in" svg:height="0.3677in" svg:x="3.7193in" svg:y="1.3362in"><text:p/><draw:enhanced-geometry svg:viewBox="0 0 21600 21600" draw:glue-points="10800 0 3163 3163 0 10800 3163 18437 10800 21600 18437 18437 21600 10800 18437 3163" draw:text-areas="3163 3163 18437 18437" draw:type="ellipse" draw:enhanced-path="U 10800 10800 10800 10800 0 360 Z N"/></draw:custom-shape>I can use this to construct a topological space which <text:span text:style-name="T16">contains</text:span> all turn-based games with two players:</text:p>
      <text:p text:style-name="P18"/>
      <text:p text:style-name="P18"/>
      <text:p text:style-name="P18"><draw:line text:anchor-type="paragraph" draw:z-index="77" draw:name="Shape2" draw:style-name="gr3" draw:text-style-name="P27" svg:x1="3.6421in" svg:y1="0.172in" svg:x2="2.3756in" svg:y2="0.172in"><text:p/></draw:line></text:p>
      <text:p text:style-name="P18"><draw:line text:anchor-type="paragraph" draw:z-index="75" draw:name="Shape2" draw:style-name="gr3" draw:text-style-name="P27" svg:x1="3.6622in" svg:y1="0.6957in" svg:x2="2.3756in" svg:y2="0.0591in"><text:p/></draw:line><draw:line text:anchor-type="paragraph" draw:z-index="76" draw:name="Shape2" draw:style-name="gr3" draw:text-style-name="P27" svg:x1="3.6622in" svg:y1="0.0591in" svg:x2="2.3756in" svg:y2="0.6957in"><text:p/></draw:line></text:p>
      <text:p text:style-name="P18"/>
      <text:p text:style-name="P18"/>
      <text:p text:style-name="P18"/>
      <text:p text:style-name="P18"><draw:line text:anchor-type="paragraph" draw:z-index="78" draw:name="Shape2" draw:style-name="gr3" draw:text-style-name="P27" svg:x1="3.6626in" svg:y1="0.0339in" svg:x2="2.3827in" svg:y2="0.0339in"><text:p/></draw:line></text:p>
      <text:p text:style-name="P18"/>
      <text:p text:style-name="P18">One side has cool colors and the other side has warm colors.</text:p>
      <text:p text:style-name="P18"/>
      <text:p text:style-name="P18"><text:tab/>∀ x, y { (C(x) ~ 0)(y) &lt;=&gt; W(y) } ∧ ∀ x, y { (W(x) ~ 0)(y) &lt;=&gt; C(y) }</text:p>
      <text:p text:style-name="P18"><text:tab/><text:span text:style-name="T5">all cool choices lead to warm colors, and, all warm choices lead to cool colors</text:span></text:p>
      <text:p text:style-name="P18"/>
      <text:p text:style-name="P18"><text:tab/>C = “cool color”, W = “warm color”</text:p>
      <text:p text:style-name="P18"><text:soft-page-break/>Each side represent a player’s turn to make a move. <text:span text:style-name="T16">Depending on what the player does, the next state might bring the game into any state, except that it is the other player’s turn to make a move.</text:span></text:p>
      <text:p text:style-name="P18"/>
      <text:p text:style-name="P19">Most games are more complex and contain initial and final states with rules for how to navigate from initial to final states. In addition, the player’s are often assigned an goal which they try to maximize. Some games the player’s cooperate with each other, in other games they compete.</text:p>
      <text:p text:style-name="P19"/>
      <text:p text:style-name="P19">To construct a turn-based game of `N` players:</text:p>
      <text:p text:style-name="P19"/>
      <text:p text:style-name="P19"><text:tab/>\(C : [Choice] <text:span text:style-name="T15">∧ </text:span>[len] N) = <text:span text:style-name="T15">∀ </text:span>i, <text:span text:style-name="T15">x, y </text:span>{ (C[i](x) ~ 0)(y) &lt;=&gt; C[(i+1)%N](y) }</text:p>
      <text:p text:style-name="P19"/>
      <text:p text:style-name="P20">In this game, each player moves by turn, rotating such that each player knows which other player comes next. While the number of choices might be infinite, a player can optimize their own strategy e.g. by sabotaging the next player in competitive games with many players. Since each player knows that their own actions will not likely influence their own benefit the next time it is their turn, they know that all players might aim for the same strategy, defecting the next player. Even though they could minimize sabotage overall, it depends on all, or most, players to cooperate. <text:span text:style-name="T18">If one player stops sabotaging the next one, it might not influence the previous player to stop, so there is little benefit in not continue sabotaging.</text:span></text:p>
      <text:p text:style-name="P20"/>
      <text:p text:style-name="P21">A strange thing is that even very little is known about the game in particular, one can already infer a lot of general game strategies from the topology of the discrete spa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draw:marker draw:name="Arrowheads_20_1" draw:display-name="Arrowheads 1"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9T14:22:31.182921000</meta:creation-date>
    <dc:date>2018-11-09T17:13:28.989528000</dc:date>
    <meta:editing-duration>PT5M26S</meta:editing-duration>
    <meta:editing-cycles>1</meta:editing-cycles>
    <meta:document-statistic meta:table-count="1" meta:image-count="0" meta:object-count="0" meta:page-count="5" meta:paragraph-count="46" meta:word-count="1100" meta:character-count="6091" meta:non-whitespace-character-count="4997"/>
    <meta:generator>LibreOffice/5.1.2.2$MacOSX_X86_64 LibreOffice_project/d3bf12ecb743fc0d20e0be0c58ca359301eb705f</meta:generator>
  </office:meta>
</office:document-meta>
</file>